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andshakeHandl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doHandshake( ServerHttpRequest request , ServerHttpResponse response , WebSocketHandler wsHandler , Map &lt; String , Object &gt; attribut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bstractHandshakeHandler.get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setSupportedProtocols( String ... protoco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ndshakeHandl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ndshakeHandler.getSupported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isValidOrigin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AbstractHandshak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ndshakeHandler.determineUser( ServerHttpRequest request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handleInvalidUpgradeHeader( ServerHttpRequest request , Server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ndshakeHandler.handleWebSocketVersionNotSupported( ServerHttpRequest request , Server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HandshakeHandler.filterRequestedExtensions( ServerHttpRequest request , List &lt; WebSocketExtension &gt; requestedExtensions , List &lt; WebSocketExtension &gt; supportedExten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andshakeHandler.isWebSocketVersionSupported( WebSocketHttpHeaders http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HandshakeHandler.handleInvalidConnectHeader( ServerHttpRequest request , Server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ndshakeHandler.do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ndshakeHandl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andshakeHandler.initRequestUpgradeStrateg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HandshakeHandler.selectProtocol( List &lt; String &gt; requestedProtocols , WebSocketHandler webSocke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rusStrategyDelegate.forGlassF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rusStrategyDelegate.forWeb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getSupported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shakeHandler.determineHandlerSupportedProtocols(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HandshakeHandler.AbstractHandshakeHandler( RequestUpgradeStrategy requestUpgrade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